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55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821cm" fo:min-width="3.026cm" draw:shadow-opacity="0%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="Arrow" draw:marker-start-width="0.4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8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0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1cm" fo:min-width="0.4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4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2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0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061cm" svg:x="1.866cm" svg:y="5.006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56cm" svg:height="0.924cm" svg:x="2.579cm" svg:y="5.823cm">
          <draw:text-box>
            <text:p><text:span text:style-name="T1">V</text:span><text:span text:style-name="T2">in</text:span></text:p>
          </draw:text-box>
        </draw:frame>
        <draw:frame draw:style-name="gr3" draw:text-style-name="P3" xml:id="id1" draw:id="id1" draw:layer="layout" svg:width="0.955cm" svg:height="1.119cm" svg:x="1.931cm" svg:y="4.994cm">
          <draw:text-box>
            <text:p><text:span text:style-name="T3">~</text:span></text:p>
          </draw:text-box>
        </draw:frame>
        <draw:g>
          <draw:line draw:style-name="gr4" draw:text-style-name="P4" draw:layer="layout" svg:x1="18.788cm" svg:y1="8.585cm" svg:x2="17.69cm" svg:y2="8.593cm">
            <text:p/>
          </draw:line>
          <draw:line draw:style-name="gr4" draw:text-style-name="P4" draw:layer="layout" svg:x1="18.789cm" svg:y1="8.58cm" svg:x2="17.691cm" svg:y2="8.588cm">
            <text:p/>
          </draw:line>
          <draw:line draw:style-name="gr4" draw:text-style-name="P4" draw:layer="layout" svg:x1="17.99cm" svg:y1="8.768cm" svg:x2="18.536cm" svg:y2="8.768cm">
            <text:p/>
          </draw:line>
          <draw:line draw:style-name="gr4" draw:text-style-name="P4" draw:layer="layout" svg:x1="18.137cm" svg:y1="8.924cm" svg:x2="18.399cm" svg:y2="8.924cm">
            <text:p/>
          </draw:line>
          <draw:line draw:style-name="gr4" draw:text-style-name="P4" draw:layer="layout" svg:x1="18.254cm" svg:y1="8.574cm" svg:x2="18.258cm" svg:y2="8.17cm">
            <text:p/>
          </draw:line>
        </draw:g>
        <draw:g xml:id="id4" draw:id="id4">
          <draw:custom-shape draw:style-name="gr5" draw:text-style-name="P5" draw:layer="layout" svg:width="3.526cm" svg:height="3.071cm" svg:x="8.454cm" svg:y="2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6" draw:text-style-name="P4" draw:layer="layout" svg:x1="9.335cm" svg:y1="3.271cm" svg:x2="9.335cm" svg:y2="4.764cm">
                <text:p/>
              </draw:line>
              <draw:line draw:style-name="gr6" draw:text-style-name="P4" draw:layer="layout" svg:x1="10.241cm" svg:y1="3.251cm" svg:x2="9.335cm" svg:y2="3.645cm">
                <text:p/>
              </draw:line>
              <draw:line draw:style-name="gr7" draw:text-style-name="P4" draw:layer="layout" svg:x1="10.241cm" svg:y1="4.777cm" svg:x2="9.335cm" svg:y2="4.383cm">
                <text:p/>
              </draw:line>
              <draw:line draw:style-name="gr6" draw:text-style-name="P4" draw:layer="layout" svg:x1="10.217cm" svg:y1="2.504cm" svg:x2="10.217cm" svg:y2="3.251cm">
                <text:p/>
              </draw:line>
              <draw:line draw:style-name="gr6" draw:text-style-name="P4" draw:layer="layout" svg:x1="10.217cm" svg:y1="4.768cm" svg:x2="10.217cm" svg:y2="5.515cm">
                <text:p/>
              </draw:line>
              <draw:line draw:style-name="gr6" draw:text-style-name="P4" draw:layer="layout" svg:x1="8.454cm" svg:y1="4.036cm" svg:x2="9.311cm" svg:y2="4.036cm">
                <text:p/>
              </draw:line>
            </draw:g>
          </draw:g>
        </draw:g>
        <draw:g xml:id="id2" draw:id="id2">
          <draw:line draw:style-name="gr4" draw:text-style-name="P4" draw:layer="layout" svg:x1="5.169cm" svg:y1="3.983cm" svg:x2="5.075cm" svg:y2="4.306cm">
            <text:p/>
          </draw:line>
          <draw:line draw:style-name="gr4" draw:text-style-name="P4" draw:layer="layout" svg:x1="4.877cm" svg:y1="3.667cm" svg:x2="5.077cm" svg:y2="4.305cm">
            <text:p/>
          </draw:line>
          <draw:line draw:style-name="gr4" draw:text-style-name="P4" draw:layer="layout" svg:x1="4.486cm" svg:y1="3.648cm" svg:x2="4.288cm" svg:y2="4.305cm">
            <text:p/>
          </draw:line>
          <draw:line draw:style-name="gr4" draw:text-style-name="P4" draw:layer="layout" svg:x1="4.886cm" svg:y1="3.651cm" svg:x2="4.688cm" svg:y2="4.308cm">
            <text:p/>
          </draw:line>
          <draw:line draw:style-name="gr4" draw:text-style-name="P4" draw:layer="layout" svg:x1="4.478cm" svg:y1="3.653cm" svg:x2="4.678cm" svg:y2="4.291cm">
            <text:p/>
          </draw:line>
          <draw:line draw:style-name="gr4" draw:text-style-name="P4" draw:layer="layout" svg:x1="4.083cm" svg:y1="3.671cm" svg:x2="4.283cm" svg:y2="4.309cm">
            <text:p/>
          </draw:line>
          <draw:line draw:style-name="gr4" draw:text-style-name="P4" draw:layer="layout" svg:x1="4.086cm" svg:y1="3.702cm" svg:x2="3.992cm" svg:y2="4.025cm">
            <text:p/>
          </draw:line>
        </draw:g>
        <draw:g xml:id="id3" draw:id="id3">
          <draw:line draw:style-name="gr4" draw:text-style-name="P4" draw:layer="layout" svg:x1="6.509cm" svg:y1="4.64cm" svg:x2="6.509cm" svg:y2="3.339cm">
            <text:p/>
          </draw:line>
          <draw:line draw:style-name="gr4" draw:text-style-name="P4" draw:layer="layout" svg:x1="6.509cm" svg:y1="4.64cm" svg:x2="6.509cm" svg:y2="3.339cm">
            <text:p/>
          </draw:line>
          <draw:line draw:style-name="gr4" draw:text-style-name="P4" draw:layer="layout" svg:x1="6.853cm" svg:y1="4.64cm" svg:x2="6.853cm" svg:y2="3.339cm">
            <text:p/>
          </draw:line>
          <draw:line draw:style-name="gr4" draw:text-style-name="P4" draw:layer="layout" svg:x1="7.319cm" svg:y1="3.999cm" svg:x2="6.852cm" svg:y2="3.989cm">
            <text:p/>
          </draw:line>
          <draw:line draw:style-name="gr4" draw:text-style-name="P4" draw:layer="layout" svg:x1="6.516cm" svg:y1="3.999cm" svg:x2="6.049cm" svg:y2="3.989cm">
            <text:p/>
          </draw:line>
        </draw:g>
        <draw:connector draw:style-name="gr8" draw:text-style-name="P6" draw:layer="layout" svg:x1="2.408cm" svg:y1="4.994cm" svg:x2="3.992cm" svg:y2="3.978cm" draw:start-shape="id1" draw:start-glue-point="0" draw:end-shape="id2" draw:end-glue-point="3" svg:d="M2408 4994v-1016h1584" svg:viewBox="0 0 1585 1017">
          <text:p/>
        </draw:connector>
        <draw:connector draw:style-name="gr9" draw:text-style-name="P4" draw:layer="layout" draw:type="line" svg:x1="5.169cm" svg:y1="3.978cm" svg:x2="6.049cm" svg:y2="3.989cm" draw:start-shape="id2" draw:start-glue-point="1" draw:end-shape="id3" draw:end-glue-point="3" svg:d="M5169 3978l880 11" svg:viewBox="0 0 881 12">
          <text:p/>
        </draw:connector>
        <draw:connector draw:style-name="gr9" draw:text-style-name="P4" draw:layer="layout" draw:type="line" svg:x1="7.319cm" svg:y1="3.989cm" svg:x2="8.454cm" svg:y2="3.997cm" draw:start-shape="id3" draw:start-glue-point="1" draw:end-shape="id4" draw:end-glue-point="3" svg:d="M7319 3989l1135 8" svg:viewBox="0 0 1136 9">
          <text:p/>
        </draw:connector>
        <draw:g xml:id="id5" draw:id="id5">
          <draw:line draw:style-name="gr4" draw:text-style-name="P4" draw:layer="layout" svg:x1="10.197cm" svg:y1="1.794cm" svg:x2="9.876cm" svg:y2="1.694cm">
            <text:p/>
          </draw:line>
          <draw:line draw:style-name="gr4" draw:text-style-name="P4" draw:layer="layout" svg:x1="10.518cm" svg:y1="1.506cm" svg:x2="9.877cm" svg:y2="1.695cm">
            <text:p/>
          </draw:line>
          <draw:line draw:style-name="gr4" draw:text-style-name="P4" draw:layer="layout" svg:x1="10.543cm" svg:y1="1.115cm" svg:x2="9.89cm" svg:y2="0.906cm">
            <text:p/>
          </draw:line>
          <draw:line draw:style-name="gr4" draw:text-style-name="P4" draw:layer="layout" svg:x1="10.534cm" svg:y1="1.515cm" svg:x2="9.881cm" svg:y2="1.306cm">
            <text:p/>
          </draw:line>
          <draw:line draw:style-name="gr4" draw:text-style-name="P4" draw:layer="layout" svg:x1="10.539cm" svg:y1="1.108cm" svg:x2="9.898cm" svg:y2="1.297cm">
            <text:p/>
          </draw:line>
          <draw:line draw:style-name="gr4" draw:text-style-name="P4" draw:layer="layout" svg:x1="10.527cm" svg:y1="0.712cm" svg:x2="9.886cm" svg:y2="0.901cm">
            <text:p/>
          </draw:line>
          <draw:line draw:style-name="gr4" draw:text-style-name="P4" draw:layer="layout" svg:x1="10.496cm" svg:y1="0.715cm" svg:x2="10.175cm" svg:y2="0.615cm">
            <text:p/>
          </draw:line>
        </draw:g>
        <draw:g>
          <draw:line draw:style-name="gr4" draw:text-style-name="P4" draw:layer="layout" svg:x1="7.946cm" svg:y1="1.804cm" svg:x2="7.625cm" svg:y2="1.704cm">
            <text:p/>
          </draw:line>
          <draw:line draw:style-name="gr4" draw:text-style-name="P4" draw:layer="layout" svg:x1="8.267cm" svg:y1="1.516cm" svg:x2="7.626cm" svg:y2="1.705cm">
            <text:p/>
          </draw:line>
          <draw:line draw:style-name="gr4" draw:text-style-name="P4" draw:layer="layout" svg:x1="8.292cm" svg:y1="1.125cm" svg:x2="7.639cm" svg:y2="0.916cm">
            <text:p/>
          </draw:line>
          <draw:line draw:style-name="gr4" draw:text-style-name="P4" draw:layer="layout" svg:x1="8.283cm" svg:y1="1.525cm" svg:x2="7.63cm" svg:y2="1.316cm">
            <text:p/>
          </draw:line>
          <draw:line draw:style-name="gr4" draw:text-style-name="P4" draw:layer="layout" svg:x1="8.288cm" svg:y1="1.118cm" svg:x2="7.647cm" svg:y2="1.307cm">
            <text:p/>
          </draw:line>
          <draw:line draw:style-name="gr4" draw:text-style-name="P4" draw:layer="layout" svg:x1="8.276cm" svg:y1="0.722cm" svg:x2="7.635cm" svg:y2="0.911cm">
            <text:p/>
          </draw:line>
          <draw:line draw:style-name="gr4" draw:text-style-name="P4" draw:layer="layout" svg:x1="8.245cm" svg:y1="0.725cm" svg:x2="7.924cm" svg:y2="0.625cm">
            <text:p/>
          </draw:line>
        </draw:g>
        <draw:connector draw:style-name="gr10" draw:text-style-name="P4" draw:layer="layout" draw:type="line" svg:x1="10.209cm" svg:y1="0.615cm" svg:x2="10.209cm" svg:y2="0.615cm" draw:start-shape="id5" draw:end-shape="id5" svg:d="M10209 615z" svg:viewBox="0 0 1 1">
          <text:p/>
        </draw:connector>
        <draw:connector draw:style-name="gr10" draw:text-style-name="P4" draw:layer="layout" draw:type="line" svg:x1="10.209cm" svg:y1="0.615cm" svg:x2="10.209cm" svg:y2="0.615cm" draw:start-shape="id5" draw:start-glue-point="0" draw:end-shape="id5" draw:end-glue-point="0" svg:d="M10209 615z" svg:viewBox="0 0 1 1">
          <text:p/>
        </draw:connector>
        <draw:connector draw:style-name="gr10" draw:text-style-name="P4" xml:id="id11" draw:id="id11" draw:layer="layout" draw:type="line" svg:x1="10.209cm" svg:y1="0.615cm" svg:x2="10.209cm" svg:y2="0.615cm" draw:start-shape="id5" draw:end-shape="id5" svg:d="M10209 615z" svg:viewBox="0 0 1 1">
          <text:p/>
        </draw:connector>
        <draw:g xml:id="id6" draw:id="id6">
          <draw:line draw:style-name="gr4" draw:text-style-name="P4" draw:layer="layout" svg:x1="7.947cm" svg:y1="1.805cm" svg:x2="7.626cm" svg:y2="1.705cm">
            <text:p/>
          </draw:line>
          <draw:line draw:style-name="gr4" draw:text-style-name="P4" draw:layer="layout" svg:x1="8.268cm" svg:y1="1.517cm" svg:x2="7.627cm" svg:y2="1.706cm">
            <text:p/>
          </draw:line>
          <draw:line draw:style-name="gr4" draw:text-style-name="P4" draw:layer="layout" svg:x1="8.293cm" svg:y1="1.126cm" svg:x2="7.64cm" svg:y2="0.917cm">
            <text:p/>
          </draw:line>
          <draw:line draw:style-name="gr4" draw:text-style-name="P4" draw:layer="layout" svg:x1="8.284cm" svg:y1="1.526cm" svg:x2="7.631cm" svg:y2="1.317cm">
            <text:p/>
          </draw:line>
          <draw:line draw:style-name="gr4" draw:text-style-name="P4" draw:layer="layout" svg:x1="8.289cm" svg:y1="1.119cm" svg:x2="7.648cm" svg:y2="1.308cm">
            <text:p/>
          </draw:line>
          <draw:line draw:style-name="gr4" draw:text-style-name="P4" draw:layer="layout" svg:x1="8.277cm" svg:y1="0.723cm" svg:x2="7.636cm" svg:y2="0.912cm">
            <text:p/>
          </draw:line>
          <draw:line draw:style-name="gr4" draw:text-style-name="P4" draw:layer="layout" svg:x1="8.246cm" svg:y1="0.726cm" svg:x2="7.925cm" svg:y2="0.626cm">
            <text:p/>
          </draw:line>
        </draw:g>
        <draw:g xml:id="id7" draw:id="id7">
          <draw:line draw:style-name="gr4" draw:text-style-name="P4" draw:layer="layout" svg:x1="7.973cm" svg:y1="7.308cm" svg:x2="7.652cm" svg:y2="7.208cm">
            <text:p/>
          </draw:line>
          <draw:line draw:style-name="gr4" draw:text-style-name="P4" draw:layer="layout" svg:x1="8.294cm" svg:y1="7.02cm" svg:x2="7.653cm" svg:y2="7.209cm">
            <text:p/>
          </draw:line>
          <draw:line draw:style-name="gr4" draw:text-style-name="P4" draw:layer="layout" svg:x1="8.319cm" svg:y1="6.629cm" svg:x2="7.666cm" svg:y2="6.42cm">
            <text:p/>
          </draw:line>
          <draw:line draw:style-name="gr4" draw:text-style-name="P4" draw:layer="layout" svg:x1="8.31cm" svg:y1="7.029cm" svg:x2="7.657cm" svg:y2="6.82cm">
            <text:p/>
          </draw:line>
          <draw:line draw:style-name="gr4" draw:text-style-name="P4" draw:layer="layout" svg:x1="8.315cm" svg:y1="6.622cm" svg:x2="7.674cm" svg:y2="6.811cm">
            <text:p/>
          </draw:line>
          <draw:line draw:style-name="gr4" draw:text-style-name="P4" draw:layer="layout" svg:x1="8.303cm" svg:y1="6.226cm" svg:x2="7.662cm" svg:y2="6.415cm">
            <text:p/>
          </draw:line>
          <draw:line draw:style-name="gr4" draw:text-style-name="P4" draw:layer="layout" svg:x1="8.272cm" svg:y1="6.229cm" svg:x2="7.951cm" svg:y2="6.129cm">
            <text:p/>
          </draw:line>
        </draw:g>
        <draw:g xml:id="id8" draw:id="id8">
          <draw:line draw:style-name="gr4" draw:text-style-name="P4" draw:layer="layout" svg:x1="10.222cm" svg:y1="7.309cm" svg:x2="9.901cm" svg:y2="7.209cm">
            <text:p/>
          </draw:line>
          <draw:line draw:style-name="gr4" draw:text-style-name="P4" draw:layer="layout" svg:x1="10.543cm" svg:y1="7.021cm" svg:x2="9.902cm" svg:y2="7.21cm">
            <text:p/>
          </draw:line>
          <draw:line draw:style-name="gr4" draw:text-style-name="P4" draw:layer="layout" svg:x1="10.568cm" svg:y1="6.63cm" svg:x2="9.915cm" svg:y2="6.421cm">
            <text:p/>
          </draw:line>
          <draw:line draw:style-name="gr4" draw:text-style-name="P4" draw:layer="layout" svg:x1="10.559cm" svg:y1="7.03cm" svg:x2="9.906cm" svg:y2="6.821cm">
            <text:p/>
          </draw:line>
          <draw:line draw:style-name="gr4" draw:text-style-name="P4" draw:layer="layout" svg:x1="10.564cm" svg:y1="6.623cm" svg:x2="9.923cm" svg:y2="6.812cm">
            <text:p/>
          </draw:line>
          <draw:line draw:style-name="gr4" draw:text-style-name="P4" draw:layer="layout" svg:x1="10.552cm" svg:y1="6.227cm" svg:x2="9.911cm" svg:y2="6.416cm">
            <text:p/>
          </draw:line>
          <draw:line draw:style-name="gr4" draw:text-style-name="P4" draw:layer="layout" svg:x1="10.521cm" svg:y1="6.23cm" svg:x2="10.2cm" svg:y2="6.13cm">
            <text:p/>
          </draw:line>
        </draw:g>
        <draw:connector draw:style-name="gr9" draw:text-style-name="P4" draw:layer="layout" draw:type="line" svg:x1="7.959cm" svg:y1="1.805cm" svg:x2="7.985cm" svg:y2="6.129cm" draw:start-shape="id6" draw:start-glue-point="2" draw:end-shape="id7" draw:end-glue-point="0" svg:d="M7959 1805l26 4324" svg:viewBox="0 0 27 4325">
          <text:p/>
        </draw:connector>
        <draw:connector draw:style-name="gr9" draw:text-style-name="P4" xml:id="id14" draw:id="id14" draw:layer="layout" draw:type="line" svg:x1="10.209cm" svg:y1="1.794cm" svg:x2="10.217cm" svg:y2="2.462cm" draw:start-shape="id5" draw:start-glue-point="2" draw:end-shape="id4" draw:end-glue-point="0" svg:d="M10209 1794l8 668" svg:viewBox="0 0 9 669">
          <text:p/>
        </draw:connector>
        <draw:connector draw:style-name="gr9" draw:text-style-name="P4" xml:id="id9" draw:id="id9" draw:layer="layout" draw:type="line" svg:x1="10.234cm" svg:y1="6.13cm" svg:x2="10.217cm" svg:y2="5.533cm" draw:start-shape="id8" draw:start-glue-point="0" draw:end-shape="id4" draw:end-glue-point="2" svg:d="M10234 6130l-17-597" svg:viewBox="0 0 18 598">
          <text:p/>
        </draw:connector>
        <draw:g xml:id="id10" draw:id="id10">
          <draw:line draw:style-name="gr4" draw:text-style-name="P4" draw:layer="layout" svg:x1="11.391cm" svg:y1="6.561cm" svg:x2="12.692cm" svg:y2="6.572cm">
            <text:p/>
          </draw:line>
          <draw:line draw:style-name="gr4" draw:text-style-name="P4" draw:layer="layout" svg:x1="11.391cm" svg:y1="6.561cm" svg:x2="12.692cm" svg:y2="6.572cm">
            <text:p/>
          </draw:line>
          <draw:line draw:style-name="gr4" draw:text-style-name="P4" draw:layer="layout" svg:x1="11.389cm" svg:y1="6.905cm" svg:x2="12.69cm" svg:y2="6.916cm">
            <text:p/>
          </draw:line>
          <draw:line draw:style-name="gr4" draw:text-style-name="P4" draw:layer="layout" svg:x1="12.026cm" svg:y1="7.376cm" svg:x2="12.04cm" svg:y2="6.909cm">
            <text:p/>
          </draw:line>
          <draw:line draw:style-name="gr4" draw:text-style-name="P4" draw:layer="layout" svg:x1="12.032cm" svg:y1="6.573cm" svg:x2="12.046cm" svg:y2="6.106cm">
            <text:p/>
          </draw:line>
        </draw:g>
        <draw:connector draw:style-name="gr8" draw:text-style-name="P6" draw:layer="layout" draw:line-skew="0.813cm" svg:x1="10.225cm" svg:y1="5.831cm" svg:x2="12.04cm" svg:y2="6.106cm" draw:start-shape="id9" draw:start-glue-point="0" draw:end-shape="id10" draw:end-glue-point="0" svg:d="M10225 5831v-10h1815v285" svg:viewBox="0 0 1816 286">
          <text:p/>
        </draw:connector>
        <draw:custom-shape draw:style-name="gr1" draw:text-style-name="P1" xml:id="id13" draw:id="id13" draw:layer="layout" svg:width="1.118cm" svg:height="1.061cm" svg:x="0.651cm" svg:y="2.351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xml:id="id12" draw:id="id12" draw:layer="layout" draw:line-skew="0.194cm" svg:x1="7.959cm" svg:y1="0.626cm" svg:x2="10.209cm" svg:y2="0.615cm" draw:start-shape="id6" draw:start-glue-point="0" draw:end-shape="id11" draw:end-glue-point="0" svg:d="M7959 626v-356h2250v345" svg:viewBox="0 0 2251 357">
          <text:p/>
        </draw:connector>
        <draw:connector draw:style-name="gr8" draw:text-style-name="P6" draw:layer="layout" draw:line-skew="0.525cm" svg:x1="9.084cm" svg:y1="0.27cm" svg:x2="1.21cm" svg:y2="2.351cm" draw:start-shape="id12" draw:start-glue-point="0" draw:end-shape="id13" draw:end-glue-point="4" svg:d="M9084 270h-7874v2081" svg:viewBox="0 0 7875 2082">
          <text:p/>
        </draw:connector>
        <draw:line draw:style-name="gr11" draw:text-style-name="P4" xml:id="id15" draw:id="id15" draw:layer="layout" svg:x1="13.018cm" svg:y1="5.58cm" svg:x2="13.769cm" svg:y2="5.58cm">
          <text:p/>
        </draw:line>
        <draw:line draw:style-name="gr11" draw:text-style-name="P4" draw:layer="layout" svg:x1="13.806cm" svg:y1="4.717cm" svg:x2="13.844cm" svg:y2="6.556cm">
          <text:p/>
        </draw:line>
        <draw:line draw:style-name="gr11" draw:text-style-name="P4" draw:layer="layout" svg:x1="13.844cm" svg:y1="6.068cm" svg:x2="14.894cm" svg:y2="6.406cm">
          <text:p/>
        </draw:line>
        <draw:line draw:style-name="gr11" draw:text-style-name="P4" xml:id="id18" draw:id="id18" draw:layer="layout" svg:x1="14.895cm" svg:y1="6.368cm" svg:x2="14.895cm" svg:y2="7.043cm">
          <text:p/>
        </draw:line>
        <draw:line draw:style-name="gr12" draw:text-style-name="P6" draw:layer="layout" svg:x1="13.843cm" svg:y1="5.28cm" svg:x2="14.857cm" svg:y2="4.755cm">
          <text:p/>
        </draw:line>
        <draw:line draw:style-name="gr11" draw:text-style-name="P4" xml:id="id17" draw:id="id17" draw:layer="layout" svg:x1="14.819cm" svg:y1="4.829cm" svg:x2="14.819cm" svg:y2="4.116cm">
          <text:p/>
        </draw:line>
        <draw:connector draw:style-name="gr8" draw:text-style-name="P6" draw:layer="layout" draw:line-skew="-1.731cm" svg:x1="10.213cm" svg:y1="2.128cm" svg:x2="13.018cm" svg:y2="5.58cm" draw:start-shape="id14" draw:start-glue-point="0" draw:end-shape="id15" draw:end-glue-point="3" svg:d="M10213 2128v150h2805v3302" svg:viewBox="0 0 2806 3453">
          <text:p/>
        </draw:connector>
        <draw:g xml:id="id16" draw:id="id16">
          <draw:line draw:style-name="gr4" draw:text-style-name="P4" draw:layer="layout" svg:x1="14.814cm" svg:y1="2.132cm" svg:x2="14.493cm" svg:y2="2.032cm">
            <text:p/>
          </draw:line>
          <draw:line draw:style-name="gr4" draw:text-style-name="P4" draw:layer="layout" svg:x1="15.135cm" svg:y1="1.844cm" svg:x2="14.494cm" svg:y2="2.033cm">
            <text:p/>
          </draw:line>
          <draw:line draw:style-name="gr4" draw:text-style-name="P4" draw:layer="layout" svg:x1="15.16cm" svg:y1="1.453cm" svg:x2="14.507cm" svg:y2="1.244cm">
            <text:p/>
          </draw:line>
          <draw:line draw:style-name="gr4" draw:text-style-name="P4" draw:layer="layout" svg:x1="15.151cm" svg:y1="1.853cm" svg:x2="14.498cm" svg:y2="1.644cm">
            <text:p/>
          </draw:line>
          <draw:line draw:style-name="gr4" draw:text-style-name="P4" draw:layer="layout" svg:x1="15.156cm" svg:y1="1.446cm" svg:x2="14.515cm" svg:y2="1.635cm">
            <text:p/>
          </draw:line>
          <draw:line draw:style-name="gr4" draw:text-style-name="P4" draw:layer="layout" svg:x1="15.144cm" svg:y1="1.05cm" svg:x2="14.503cm" svg:y2="1.239cm">
            <text:p/>
          </draw:line>
          <draw:line draw:style-name="gr4" draw:text-style-name="P4" draw:layer="layout" svg:x1="15.113cm" svg:y1="1.053cm" svg:x2="14.792cm" svg:y2="0.953cm">
            <text:p/>
          </draw:line>
        </draw:g>
        <draw:connector draw:style-name="gr9" draw:text-style-name="P4" xml:id="id19" draw:id="id19" draw:layer="layout" draw:type="line" svg:x1="14.826cm" svg:y1="2.132cm" svg:x2="14.819cm" svg:y2="4.116cm" draw:start-shape="id16" draw:start-glue-point="2" draw:end-shape="id17" draw:end-glue-point="0" svg:d="M14826 2132l-7 1984" svg:viewBox="0 0 8 1985">
          <text:p/>
        </draw:connector>
        <draw:connector draw:style-name="gr9" draw:text-style-name="P4" draw:layer="layout" draw:type="line" svg:x1="14.826cm" svg:y1="0.953cm" svg:x2="14.819cm" svg:y2="0.251cm" draw:start-shape="id16" draw:start-glue-point="0" svg:d="M14826 953l-7-702" svg:viewBox="0 0 8 703">
          <text:p/>
        </draw:connector>
        <draw:connector draw:style-name="gr9" draw:text-style-name="P4" draw:layer="layout" draw:type="line" svg:x1="14.895cm" svg:y1="7.043cm" svg:x2="14.897cm" svg:y2="8.171cm" draw:start-shape="id18" draw:start-glue-point="2" svg:d="M14895 7043l2 1128" svg:viewBox="0 0 3 1129">
          <text:p/>
        </draw:connector>
        <draw:g xml:id="id20" draw:id="id20">
          <draw:line draw:style-name="gr4" draw:text-style-name="P4" draw:layer="layout" svg:x1="16.642cm" svg:y1="3.778cm" svg:x2="16.642cm" svg:y2="2.477cm">
            <text:p/>
          </draw:line>
          <draw:line draw:style-name="gr4" draw:text-style-name="P4" draw:layer="layout" svg:x1="16.642cm" svg:y1="3.778cm" svg:x2="16.642cm" svg:y2="2.477cm">
            <text:p/>
          </draw:line>
          <draw:line draw:style-name="gr4" draw:text-style-name="P4" draw:layer="layout" svg:x1="16.986cm" svg:y1="3.778cm" svg:x2="16.986cm" svg:y2="2.477cm">
            <text:p/>
          </draw:line>
          <draw:line draw:style-name="gr4" draw:text-style-name="P4" draw:layer="layout" svg:x1="17.452cm" svg:y1="3.137cm" svg:x2="16.985cm" svg:y2="3.127cm">
            <text:p/>
          </draw:line>
          <draw:line draw:style-name="gr4" draw:text-style-name="P4" draw:layer="layout" svg:x1="16.649cm" svg:y1="3.137cm" svg:x2="16.182cm" svg:y2="3.127cm">
            <text:p/>
          </draw:line>
        </draw:g>
        <draw:connector draw:style-name="gr9" draw:text-style-name="P4" draw:layer="layout" draw:type="line" svg:x1="14.822cm" svg:y1="3.124cm" svg:x2="16.182cm" svg:y2="3.127cm" draw:start-shape="id19" draw:start-glue-point="0" draw:end-shape="id20" draw:end-glue-point="3" svg:d="M14822 3124l1360 3" svg:viewBox="0 0 1361 4">
          <text:p/>
        </draw:connector>
        <draw:g xml:id="id21" draw:id="id21">
          <draw:line draw:style-name="gr4" draw:text-style-name="P4" draw:layer="layout" svg:x1="18.868cm" svg:y1="6.224cm" svg:x2="18.547cm" svg:y2="6.124cm">
            <text:p/>
          </draw:line>
          <draw:line draw:style-name="gr4" draw:text-style-name="P4" draw:layer="layout" svg:x1="19.189cm" svg:y1="5.936cm" svg:x2="18.548cm" svg:y2="6.125cm">
            <text:p/>
          </draw:line>
          <draw:line draw:style-name="gr4" draw:text-style-name="P4" draw:layer="layout" svg:x1="19.214cm" svg:y1="5.545cm" svg:x2="18.561cm" svg:y2="5.336cm">
            <text:p/>
          </draw:line>
          <draw:line draw:style-name="gr4" draw:text-style-name="P4" draw:layer="layout" svg:x1="19.205cm" svg:y1="5.945cm" svg:x2="18.552cm" svg:y2="5.736cm">
            <text:p/>
          </draw:line>
          <draw:line draw:style-name="gr4" draw:text-style-name="P4" draw:layer="layout" svg:x1="19.21cm" svg:y1="5.538cm" svg:x2="18.569cm" svg:y2="5.727cm">
            <text:p/>
          </draw:line>
          <draw:line draw:style-name="gr4" draw:text-style-name="P4" draw:layer="layout" svg:x1="19.198cm" svg:y1="5.142cm" svg:x2="18.557cm" svg:y2="5.331cm">
            <text:p/>
          </draw:line>
          <draw:line draw:style-name="gr4" draw:text-style-name="P4" draw:layer="layout" svg:x1="19.167cm" svg:y1="5.145cm" svg:x2="18.846cm" svg:y2="5.045cm">
            <text:p/>
          </draw:line>
        </draw:g>
        <draw:connector draw:style-name="gr8" draw:text-style-name="P6" xml:id="id22" draw:id="id22" draw:layer="layout" draw:line-skew="100cm 100cm 100cm" svg:x1="17.452cm" svg:y1="3.127cm" svg:x2="18.88cm" svg:y2="5.045cm" draw:start-shape="id20" draw:start-glue-point="1" draw:end-shape="id21" draw:end-glue-point="0" svg:d="M17452 3127h1428v1918" svg:viewBox="0 0 1429 1919">
          <text:p/>
        </draw:connector>
        <draw:connector draw:style-name="gr9" draw:text-style-name="P4" draw:layer="layout" draw:type="line" svg:x1="18.88cm" svg:y1="6.224cm" svg:x2="18.872cm" svg:y2="8.18cm" draw:start-shape="id21" draw:start-glue-point="2" svg:d="M18880 6224l-8 1956" svg:viewBox="0 0 9 1957">
          <text:p/>
        </draw:connector>
        <draw:frame draw:style-name="gr13" draw:text-style-name="P2" draw:layer="layout" svg:width="1.082cm" svg:height="0.924cm" svg:x="4.016cm" svg:y="2.685cm">
          <draw:text-box>
            <text:p><text:span text:style-name="T1">R</text:span><text:span text:style-name="T2">in</text:span></text:p>
          </draw:text-box>
        </draw:frame>
        <draw:frame draw:style-name="gr13" draw:text-style-name="P2" draw:layer="layout" svg:width="1.082cm" svg:height="0.924cm" svg:x="6.151cm" svg:y="2.407cm">
          <draw:text-box>
            <text:p><text:span text:style-name="T1">C</text:span><text:span text:style-name="T2">in</text:span></text:p>
          </draw:text-box>
        </draw:frame>
        <draw:frame draw:style-name="gr14" draw:text-style-name="P2" draw:layer="layout" svg:width="1.019cm" svg:height="0.924cm" svg:x="6.337cm" svg:y="0.674cm">
          <draw:text-box>
            <text:p><text:span text:style-name="T1">R</text:span><text:span text:style-name="T2">1</text:span></text:p>
          </draw:text-box>
        </draw:frame>
        <draw:frame draw:style-name="gr15" draw:text-style-name="P2" draw:layer="layout" svg:width="1.002cm" svg:height="0.924cm" svg:x="8.936cm" svg:y="0.705cm">
          <draw:text-box>
            <text:p><text:span text:style-name="T1">R</text:span><text:span text:style-name="T2">c</text:span></text:p>
          </draw:text-box>
        </draw:frame>
        <draw:frame draw:style-name="gr16" draw:text-style-name="P2" draw:layer="layout" svg:width="1.26cm" svg:height="0.924cm" svg:x="13.361cm" svg:y="1.045cm">
          <draw:text-box>
            <text:p><text:span text:style-name="T1">R</text:span><text:span text:style-name="T2">out</text:span></text:p>
          </draw:text-box>
        </draw:frame>
        <draw:frame draw:style-name="gr14" draw:text-style-name="P2" draw:layer="layout" svg:width="1.019cm" svg:height="0.924cm" svg:x="6.648cm" svg:y="6.306cm">
          <draw:text-box>
            <text:p><text:span text:style-name="T1">R</text:span><text:span text:style-name="T2">2</text:span></text:p>
          </draw:text-box>
        </draw:frame>
        <draw:frame draw:style-name="gr14" draw:text-style-name="P2" draw:layer="layout" svg:width="1.019cm" svg:height="0.924cm" svg:x="9.032cm" svg:y="6.337cm">
          <draw:text-box>
            <text:p><text:span text:style-name="T1">R</text:span><text:span text:style-name="T2">e</text:span></text:p>
          </draw:text-box>
        </draw:frame>
        <draw:frame draw:style-name="gr14" draw:text-style-name="P2" draw:layer="layout" svg:width="1.019cm" svg:height="0.924cm" svg:x="12.097cm" svg:y="6.987cm">
          <draw:text-box>
            <text:p><text:span text:style-name="T1">C</text:span><text:span text:style-name="T2">b</text:span></text:p>
          </draw:text-box>
        </draw:frame>
        <draw:frame draw:style-name="gr14" draw:text-style-name="P2" draw:layer="layout" svg:width="1.019cm" svg:height="0.924cm" svg:x="17.446cm" svg:y="5.223cm">
          <draw:text-box>
            <text:p><text:span text:style-name="T1">R</text:span><text:span text:style-name="T2">L</text:span></text:p>
          </draw:text-box>
        </draw:frame>
        <draw:frame draw:style-name="gr14" draw:text-style-name="P2" draw:layer="layout" svg:width="1.019cm" svg:height="0.924cm" svg:x="17.106cm" svg:y="2.128cm">
          <draw:text-box>
            <text:p><text:span text:style-name="T1">C</text:span><text:span text:style-name="T2">o</text:span></text:p>
          </draw:text-box>
        </draw:frame>
        <draw:connector draw:style-name="gr9" draw:text-style-name="P4" draw:layer="layout" draw:type="line" svg:x1="18.88cm" svg:y1="3.127cm" svg:x2="20.185cm" svg:y2="3.121cm" draw:start-shape="id22" draw:start-glue-point="0" svg:d="M18880 3127l1305-6" svg:viewBox="0 0 1306 7">
          <text:p/>
        </draw:connector>
        <draw:frame draw:style-name="gr17" draw:text-style-name="P2" draw:layer="layout" svg:width="1.12cm" svg:height="0.924cm" svg:x="1.25cm" svg:y="1.576cm">
          <draw:text-box>
            <text:p><text:span text:style-name="T1">V</text:span><text:span text:style-name="T2">cc</text:span></text:p>
          </draw:text-box>
        </draw:frame>
        <draw:custom-shape draw:style-name="gr18" draw:text-style-name="P6" draw:layer="layout" svg:width="0.17cm" svg:height="0.152cm" svg:x="20.097cm" svg:y="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24" draw:id="id24" draw:layer="layout" svg:width="0.17cm" svg:height="0.152cm" svg:x="20.25cm" svg:y="8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7cm" svg:height="0.152cm" svg:x="12.938cm" svg:y="2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" draw:layer="layout" svg:width="0.955cm" svg:height="4.591cm" svg:x="19.886cm" svg:y="3.482cm">
          <draw:text-box>
            <text:p><text:span text:style-name="T3">+</text:span></text:p>
            <text:p><text:span text:style-name="T3"/></text:p>
            <text:p><text:span text:style-name="T3"/></text:p>
            <text:p><text:span text:style-name="T3">_</text:span></text:p>
            <text:p><text:span text:style-name="T3"/></text:p>
          </draw:text-box>
        </draw:frame>
        <draw:frame draw:style-name="gr20" draw:text-style-name="P2" draw:layer="layout" svg:width="1.234cm" svg:height="0.924cm" svg:x="19.992cm" svg:y="5.147cm">
          <draw:text-box>
            <text:p><text:span text:style-name="T1">V</text:span><text:span text:style-name="T2">out</text:span></text:p>
          </draw:text-box>
        </draw:frame>
        <draw:custom-shape draw:style-name="gr18" draw:text-style-name="P6" draw:layer="layout" svg:width="0.17cm" svg:height="0.152cm" svg:x="11.943cm" svg:y="5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" draw:layer="layout" svg:width="1.048cm" svg:height="0.924cm" svg:x="11.482cm" svg:y="4.901cm">
          <draw:text-box>
            <text:p><text:span text:style-name="T2">emit</text:span></text:p>
          </draw:text-box>
        </draw:frame>
        <draw:frame draw:style-name="gr14" draw:text-style-name="P2" draw:layer="layout" svg:width="1.019cm" svg:height="0.924cm" svg:x="1.987cm" svg:y="3.071cm">
          <draw:text-box>
            <text:p><text:span text:style-name="T2">in</text:span></text:p>
          </draw:text-box>
        </draw:frame>
        <draw:custom-shape draw:style-name="gr18" draw:text-style-name="P6" draw:layer="layout" svg:width="0.17cm" svg:height="0.152cm" svg:x="2.328cm" svg:y="3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7cm" svg:height="0.152cm" svg:x="5.504cm" svg:y="3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1.019cm" svg:height="0.924cm" svg:x="5.147cm" svg:y="3.071cm">
          <draw:text-box>
            <text:p><text:span text:style-name="T2">in2</text:span></text:p>
          </draw:text-box>
        </draw:frame>
        <draw:custom-shape draw:style-name="gr18" draw:text-style-name="P6" draw:layer="layout" svg:width="0.17cm" svg:height="0.152cm" svg:x="7.879cm" svg:y="3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" draw:layer="layout" svg:width="1.129cm" svg:height="0.924cm" svg:x="7.831cm" svg:y="3.67cm">
          <draw:text-box>
            <text:p><text:span text:style-name="T2">base</text:span></text:p>
          </draw:text-box>
        </draw:frame>
        <draw:frame draw:style-name="gr14" draw:text-style-name="P2" draw:layer="layout" svg:width="1.019cm" svg:height="0.924cm" svg:x="12.512cm" svg:y="1.393cm">
          <draw:text-box>
            <text:p><text:span text:style-name="T2">coll</text:span></text:p>
          </draw:text-box>
        </draw:frame>
        <draw:frame draw:style-name="gr23" draw:text-style-name="P2" draw:layer="layout" svg:width="1.209cm" svg:height="0.924cm" svg:x="13.677cm" svg:y="2.467cm">
          <draw:text-box>
            <text:p><text:span text:style-name="T2">emit2</text:span></text:p>
          </draw:text-box>
        </draw:frame>
        <draw:custom-shape draw:style-name="gr18" draw:text-style-name="P6" draw:layer="layout" svg:width="0.17cm" svg:height="0.152cm" svg:x="14.743cm" svg:y="3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1.019cm" svg:height="0.924cm" svg:x="19.695cm" svg:y="2.179cm">
          <draw:text-box>
            <text:p><text:span text:style-name="T2">out</text:span></text:p>
          </draw:text-box>
        </draw:frame>
        <draw:frame draw:style-name="gr14" draw:text-style-name="P2" draw:layer="layout" svg:width="1.019cm" svg:height="0.924cm" svg:x="15.25cm" svg:y="-0.424cm">
          <draw:text-box>
            <text:p><text:span text:style-name="T2">vcc</text:span></text:p>
          </draw:text-box>
        </draw:frame>
        <draw:connector draw:style-name="gr8" draw:text-style-name="P6" draw:layer="measurelines" svg:x1="1.196cm" svg:y1="8.17cm" svg:x2="1.21cm" svg:y2="3.412cm" draw:start-shape="id23" draw:start-glue-point="3" draw:end-shape="id13" draw:end-glue-point="8" svg:d="M1196 8170v-2391h14v-2367" svg:viewBox="0 0 15 4759">
          <text:p/>
        </draw:connector>
        <draw:connector draw:style-name="gr8" draw:text-style-name="P6" draw:layer="measurelines" svg:x1="2.41cm" svg:y1="8.167cm" svg:x2="2.408cm" svg:y2="6.113cm" draw:end-shape="id1" draw:end-glue-point="2" svg:d="M2410 8167v-777h-2v-1277" svg:viewBox="0 0 3 2055">
          <text:p/>
        </draw:connector>
        <draw:connector draw:style-name="gr8" draw:text-style-name="P6" xml:id="id23" draw:id="id23" draw:layer="measurelines" svg:x1="20.25cm" svg:y1="8.174cm" svg:x2="1.196cm" svg:y2="8.17cm" draw:start-shape="id24" draw:start-glue-point="6" svg:d="M20250 8174h-9777v-4h-9277" svg:viewBox="0 0 19055 5">
          <text:p/>
        </draw:connector>
        <draw:connector draw:style-name="gr9" draw:text-style-name="P4" draw:layer="layout" draw:type="line" svg:x1="12.04cm" svg:y1="7.376cm" svg:x2="12.035cm" svg:y2="8.183cm" draw:start-shape="id10" svg:d="M12040 7376l-5 807" svg:viewBox="0 0 6 808">
          <text:p/>
        </draw:connector>
        <draw:connector draw:style-name="gr8" draw:text-style-name="P6" draw:layer="measurelines" svg:x1="7.983cm" svg:y1="8.188cm" svg:x2="7.985cm" svg:y2="7.308cm" draw:end-shape="id7" draw:end-glue-point="2" svg:d="M7983 8188v-165h2v-715" svg:viewBox="0 0 3 881">
          <text:p/>
        </draw:connector>
        <draw:connector draw:style-name="gr8" draw:text-style-name="P6" draw:layer="measurelines" draw:line-skew="100cm 100cm 100cm" svg:x1="10.234cm" svg:y1="8.177cm" svg:x2="10.234cm" svg:y2="7.309cm" draw:end-shape="id8" draw:end-glue-point="2" svg:d="M10234 8177v-868" svg:viewBox="0 0 1 869">
          <text:p/>
        </draw:connector>
        <draw:connector draw:style-name="gr8" draw:text-style-name="P6" draw:layer="measurelines" draw:line-skew="0cm 100cm 100cm" svg:x1="14.821cm" svg:y1="0.286cm" svg:x2="10.187cm" svg:y2="0.301cm" svg:d="M14821 286h-2317v15h-2317" svg:viewBox="0 0 4635 16">
          <text:p/>
        </draw:connector>
        <draw:custom-shape draw:style-name="gr18" draw:text-style-name="P6" draw:layer="layout" svg:width="0.17cm" svg:height="0.152cm" svg:x="14.735cm" svg:y="0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1.048cm" svg:height="0.924cm" svg:x="15cm" svg:y="4.5cm">
          <draw:text-box>
            <text:p><text:span text:style-name="T1">Q</text:span><text:span text:style-name="T2">2</text:span></text:p>
          </draw:text-box>
        </draw:frame>
        <draw:frame draw:style-name="gr14" draw:text-style-name="P2" draw:layer="layout" svg:width="1.048cm" svg:height="0.924cm" svg:x="10.25cm" svg:y="3.326cm">
          <draw:text-box>
            <text:p><text:span text:style-name="T1">Q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19:41:23.800010842</meta:creation-date>
    <dc:date>2021-05-23T20:39:33.101467137</dc:date>
    <meta:editing-duration>PT1H19M17S</meta:editing-duration>
    <meta:editing-cycles>10</meta:editing-cycles>
    <meta:generator>LibreOffice/7.0.5.2$Linux_X86_64 LibreOffice_project/00$Build-2</meta:generator>
    <meta:document-statistic meta:object-count="167"/>
  </office:meta>
</office:document-meta>
</file>